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7.288cm" fo:min-width="22.031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11.141cm" fo:min-width="21.932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/>
      <style:paragraph-properties style:writing-mode="lr-tb"/>
    </style:style>
    <style:style style:name="gr28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59cm" draw:marker-start-width="0.438cm" draw:marker-end="Arrowheads_20_17" draw:marker-end-width="0.538cm" draw:fill="none" draw:textarea-vertical-align="middle" fo:padding-top="0.204cm" fo:padding-bottom="0.204cm" fo:padding-left="0.329cm" fo:padding-right="0.329cm"/>
    </style:style>
    <style:style style:name="gr35" style:family="graphic" style:parent-style-name="objectwithoutfill">
      <style:graphic-properties svg:stroke-width="0.159cm" draw:marker-start-width="0.438cm" draw:marker-end="Arrowheads_20_18" draw:marker-end-width="0.538cm" draw:fill="none" draw:textarea-vertical-align="middle" fo:padding-top="0.204cm" fo:padding-bottom="0.204cm" fo:padding-left="0.329cm" fo:padding-right="0.329cm"/>
    </style:style>
    <style:style style:name="gr36" style:family="graphic" style:parent-style-name="objectwithoutfill">
      <style:graphic-properties svg:stroke-width="0.159cm" draw:marker-start-width="0.438cm" draw:marker-end="Arrowheads_20_19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width="0.159cm" draw:marker-start-width="0.438cm" draw:marker-end="Arrowheads_20_20" draw:marker-end-width="0.538cm" draw:fill="none" draw:textarea-vertical-align="middle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draw:marker-start-width="0.438cm" draw:marker-end="Arrowheads_20_21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objectwithoutfill">
      <style:graphic-properties svg:stroke-width="0.159cm" draw:marker-start-width="0.438cm" draw:marker-end="Arrowheads_20_22" draw:marker-end-width="0.538cm" draw:fill="none" draw:textarea-vertical-align="middle" fo:padding-top="0.204cm" fo:padding-bottom="0.204cm" fo:padding-left="0.329cm" fo:padding-right="0.3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2.84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3.1cm" fo:min-width="26.73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4.26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5.689cm"/>
      <style:paragraph-properties style:writing-mode="lr-tb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5.48cm" fo:min-width="13.485cm"/>
    </style:style>
    <style:style style:name="gr45" style:family="graphic" style:parent-style-name="standard">
      <style:graphic-properties draw:stroke="none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8.673cm" fo:padding-top="0.177cm" fo:padding-bottom="0.177cm" fo:padding-left="0.302cm" fo:padding-right="0.30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1.737cm"/>
      <style:paragraph-properties style:writing-mode="lr-tb"/>
    </style:style>
    <style:style style:name="gr47" style:family="graphic" style:parent-style-name="objectwithoutfill">
      <style:graphic-properties draw:stroke="solid" svg:stroke-width="0.159cm" draw:marker-start-width="0.438cm" draw:marker-end="Arrowheads_20_23" draw:marker-end-width="0.538cm" draw:fill="none" draw:textarea-vertical-align="middle" fo:padding-top="0.204cm" fo:padding-bottom="0.204cm" fo:padding-left="0.329cm" fo:padding-right="0.329cm"/>
    </style:style>
    <style:style style:name="gr48" style:family="graphic" style:parent-style-name="objectwithoutfill">
      <style:graphic-properties draw:stroke="solid" svg:stroke-width="0.159cm" draw:marker-start-width="0.438cm" draw:marker-end="Arrowheads_20_25" draw:marker-end-width="0.538cm" draw:fill="none" draw:textarea-vertical-align="middle" fo:padding-top="0.204cm" fo:padding-bottom="0.204cm" fo:padding-left="0.329cm" fo:padding-right="0.329cm"/>
    </style:style>
    <style:style style:name="gr49" style:family="graphic" style:parent-style-name="objectwithoutfill">
      <style:graphic-properties draw:stroke="solid" svg:stroke-width="0.159cm" draw:marker-start-width="0.438cm" draw:marker-end="Arrowheads_20_26" draw:marker-end-width="0.538cm" draw:fill="none" draw:textarea-vertical-align="middle" fo:padding-top="0.204cm" fo:padding-bottom="0.204cm" fo:padding-left="0.329cm" fo:padding-right="0.329cm"/>
    </style:style>
    <style:style style:name="gr50" style:family="graphic" style:parent-style-name="objectwithoutfill">
      <style:graphic-properties draw:stroke="solid" svg:stroke-width="0.159cm" draw:marker-start-width="0.438cm" draw:marker-end="Arrowheads_20_27" draw:marker-end-width="0.538cm" draw:fill="none" draw:textarea-vertical-align="middle" fo:padding-top="0.204cm" fo:padding-bottom="0.204cm" fo:padding-left="0.329cm" fo:padding-right="0.329cm"/>
    </style:style>
    <style:style style:name="gr51" style:family="graphic" style:parent-style-name="objectwithoutfill">
      <style:graphic-properties draw:stroke="solid" svg:stroke-width="0.159cm" draw:marker-start-width="0.438cm" draw:marker-end="Arrowheads_20_28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36pt" fo:font-weight="bold" style:font-size-asian="36pt" style:font-size-complex="36pt"/>
    </style:style>
    <style:style style:name="P7" style:family="paragraph">
      <style:paragraph-properties fo:text-align="start" style:writing-mode="lr-tb"/>
      <style:text-properties fo:font-size="16pt" style:font-size-asian="16pt" style:font-size-complex="16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9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style:paragraph-properties fo:text-align="center" style:writing-mode="lr-tb"/>
      <style:text-properties fo:font-size="16pt" fo:font-weight="bold" style:font-size-asian="16pt" style:font-size-complex="16pt"/>
    </style:style>
    <style:style style:name="P11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size-complex="16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3465a4" loext:opacity="100%" loext:color-lum-mod="100%" loext:color-lum-off="0%" fo:font-size="36pt" fo:font-weight="bold" style:font-size-asian="36pt" style:font-size-complex="36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36pt" fo:font-weight="bold" style:font-size-asian="36pt" style:font-size-complex="3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44pt" fo:font-weight="bold" style:font-size-asian="44pt" style:font-size-complex="4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6pt" fo:font-weight="bold" style:font-size-asian="36pt" style:font-size-complex="3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fo:color="#3465a4" loext:opacity="100%" fo:font-size="36pt" fo:font-weight="bold" style:font-size-asian="36pt" style:font-size-complex="36pt"/>
    </style:style>
    <style:style style:name="T8" style:family="text">
      <style:text-properties fo:font-size="44pt" fo:font-weight="bold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</text:span><text:span text:style-name="T1">r</text:span><text:span text:style-name="T1">o</text:span><text:span text:style-name="T1">d</text:span><text:span text:style-name="T1">u</text:span><text:span text:style-name="T1">ct</text:span><text:span text:style-name="T1">io</text:span><text:span text:style-name="T1">n </text:span><text:span text:style-name="T1">s</text:span><text:span text:style-name="T1">c</text:span><text:span text:style-name="T1">h</text:span><text:span text:style-name="T1">e</text:span><text:span text:style-name="T1">d</text:span><text:span text:style-name="T1">ul</text:span><text:span text:style-name="T1">in</text:span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Requirement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</text:span><text:span text:style-name="T1">Production </text:span><text:span text:style-name="T1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</text:span><text:span text:style-name="T1">Manufacturing </text:span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</text:span><text:span text:style-name="T1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</text:span><text:span text:style-name="T1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frame draw:style-name="gr19" draw:text-style-name="P6" draw:layer="layout" svg:width="9.187cm" svg:height="1.673cm" svg:x="20.658cm" svg:y="37.147cm">
          <draw:text-box>
            <text:p text:style-name="P3"><text:span text:style-name="T3">Producción I</text:span></text:p>
          </draw:text-box>
        </draw:frame>
        <draw:custom-shape draw:style-name="gr20" draw:text-style-name="P9" draw:layer="layout" svg:width="23.461cm" svg:height="8.468cm" svg:x="1.304cm" svg:y="2.54cm">
          <text:p text:style-name="P7"><text:span text:style-name="T4">Módul</text:span><text:span text:style-name="T4">o I – </text:span><text:span text:style-name="T4">Análisi</text:span><text:span text:style-name="T4">s </text:span><text:span text:style-name="T4">explor</text:span><text:span text:style-name="T4">atorio </text:span><text:span text:style-name="T4">de </text:span><text:span text:style-name="T4">datos</text:span></text:p>
          <text:list text:style-name="L1">
            <text:list-item>
              <text:p text:style-name="P7"><text:span text:style-name="T5">Medid</text:span><text:span text:style-name="T5">as de </text:span><text:span text:style-name="T5">tende</text:span><text:span text:style-name="T5">ncia </text:span><text:span text:style-name="T5">centra</text:span><text:span text:style-name="T5">l</text:span></text:p>
            </text:list-item>
            <text:list-item>
              <text:p text:style-name="P7"><text:span text:style-name="T5">Medid</text:span><text:span text:style-name="T5">as de </text:span><text:span text:style-name="T5">disper</text:span><text:span text:style-name="T5">sión</text:span></text:p>
            </text:list-item>
            <text:list-item>
              <text:p text:style-name="P7"><text:span text:style-name="T5">Medid</text:span><text:span text:style-name="T5">as de </text:span><text:span text:style-name="T5">forma</text:span></text:p>
            </text:list-item>
            <text:list-item>
              <text:p text:style-name="P7"><text:span text:style-name="T5">Gráfic</text:span><text:span text:style-name="T5">os</text:span></text:p>
            </text:list-item>
            <text:list-item>
              <text:p text:style-name="P8"><text:span text:style-name="T5">Softw</text:span><text:span text:style-name="T5">are </text:span><text:span text:style-name="T5">para </text:span><text:span text:style-name="T5">análisi</text:span><text:span text:style-name="T5">s </text:span><text:span text:style-name="T5">estadí</text:span><text:span text:style-name="T5">stic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23.778cm" svg:height="12.737cm" svg:x="0.987cm" svg:y="12.663cm">
          <text:p text:style-name="P7"><text:span text:style-name="T4">Módul</text:span><text:span text:style-name="T4">o II - </text:span><text:span text:style-name="T4">Probab</text:span><text:span text:style-name="T4">ilidad</text:span></text:p>
          <text:list text:style-name="L1">
            <text:list-item>
              <text:p text:style-name="P8"><text:span text:style-name="T5">Teoría </text:span><text:span text:style-name="T5">de </text:span><text:span text:style-name="T5">conju</text:span><text:span text:style-name="T5">ntos</text:span></text:p>
            </text:list-item>
            <text:list-item>
              <text:p text:style-name="P8"><text:span text:style-name="T5">Princi</text:span><text:span text:style-name="T5">pios </text:span><text:span text:style-name="T5">funda</text:span><text:span text:style-name="T5">menta</text:span><text:span text:style-name="T5">les del </text:span><text:span text:style-name="T5">conte</text:span><text:span text:style-name="T5">o</text:span></text:p>
            </text:list-item>
            <text:list-item>
              <text:p text:style-name="P8"><text:span text:style-name="T5">Proba</text:span><text:span text:style-name="T5">bilidad</text:span></text:p>
            </text:list-item>
            <text:list-item>
              <text:p text:style-name="P8"><text:span text:style-name="T5">Funci</text:span><text:span text:style-name="T5">ones </text:span><text:span text:style-name="T5">de </text:span><text:span text:style-name="T5">distrib</text:span><text:span text:style-name="T5">ución </text:span><text:span text:style-name="T5">y </text:span><text:span text:style-name="T5">funcio</text:span><text:span text:style-name="T5">nes </text:span><text:span text:style-name="T5">de </text:span><text:span text:style-name="T5">proba</text:span><text:span text:style-name="T5">bilidad</text:span></text:p>
            </text:list-item>
            <text:list-item>
              <text:p text:style-name="P7"><text:span text:style-name="T5">Distrib</text:span><text:span text:style-name="T5">ucion</text:span><text:span text:style-name="T5">es </text:span><text:span text:style-name="T5">discre</text:span><text:span text:style-name="T5">tas</text:span></text:p>
            </text:list-item>
            <text:list-item>
              <text:p text:style-name="P7"><text:span text:style-name="T5">Distrib</text:span><text:span text:style-name="T5">ucion</text:span><text:span text:style-name="T5">es </text:span><text:span text:style-name="T5">contin</text:span><text:span text:style-name="T5">uas</text:span></text:p>
            </text:list-item>
            <text:list-item>
              <text:p text:style-name="P7"><text:span text:style-name="T5">Esper</text:span><text:span text:style-name="T5">anza </text:span><text:span text:style-name="T5">mate</text:span><text:span text:style-name="T5">mátic</text:span><text:span text:style-name="T5">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23.461cm" svg:height="8.468cm" svg:x="1.305cm" svg:y="2.541cm">
          <text:p text:style-name="P7"><text:span text:style-name="T4">Módulo I </text:span><text:span text:style-name="T4">– Análisis </text:span><text:span text:style-name="T4">explorato</text:span><text:span text:style-name="T4">rio de </text:span><text:span text:style-name="T4">datos</text:span></text:p>
          <text:list text:style-name="L1">
            <text:list-item>
              <text:p text:style-name="P7"><text:span text:style-name="T5">Medidas </text:span><text:span text:style-name="T5">de </text:span><text:span text:style-name="T5">tendenci</text:span><text:span text:style-name="T5">a central</text:span></text:p>
            </text:list-item>
            <text:list-item>
              <text:p text:style-name="P7"><text:span text:style-name="T5">Medidas </text:span><text:span text:style-name="T5">de </text:span><text:span text:style-name="T5">dispersió</text:span><text:span text:style-name="T5">n</text:span></text:p>
            </text:list-item>
            <text:list-item>
              <text:p text:style-name="P7"><text:span text:style-name="T5">Medidas </text:span><text:span text:style-name="T5">de forma</text:span></text:p>
            </text:list-item>
            <text:list-item>
              <text:p text:style-name="P7"><text:span text:style-name="T5">Gráficos</text:span></text:p>
            </text:list-item>
            <text:list-item>
              <text:p text:style-name="P8"><text:span text:style-name="T5">Software </text:span><text:span text:style-name="T5">para </text:span><text:span text:style-name="T5">análisis </text:span><text:span text:style-name="T5">estadísti</text:span><text:span text:style-name="T5">c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draw:layer="layout" svg:width="23.461cm" svg:height="8.468cm" svg:x="26.306cm" svg:y="2.542cm">
          <text:p text:style-name="P7"><text:span text:style-name="T4">Módulo III – Business </text:span><text:span text:style-name="T4">Intelligence</text:span></text:p>
          <text:list text:style-name="L1">
            <text:list-item>
              <text:p text:style-name="P7"><text:span text:style-name="T5">Introducción</text:span></text:p>
            </text:list-item>
            <text:list-item>
              <text:p text:style-name="P7"><text:span text:style-name="T5">Arquitectura y </text:span><text:span text:style-name="T5">componentes de BI</text:span></text:p>
            </text:list-item>
            <text:list-item>
              <text:p text:style-name="P7"><text:span text:style-name="T5">Modelamiento de </text:span><text:span text:style-name="T5">datos para BI</text:span></text:p>
            </text:list-item>
            <text:list-item>
              <text:p text:style-name="P7"><text:span text:style-name="T5">ETL</text:span></text:p>
            </text:list-item>
            <text:list-item>
              <text:p text:style-name="P8"><text:span text:style-name="T5">KPIs, OKRs y </text:span><text:span text:style-name="T5">métricas de negoci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19" draw:text-style-name="P6" draw:layer="layout" svg:width="7.778cm" svg:height="1.673cm" svg:x="1.016cm" svg:y="0.966cm">
          <draw:text-box>
            <text:p text:style-name="P3"><text:span text:style-name="T3">Mundo real</text:span></text:p>
          </draw:text-box>
        </draw:frame>
        <draw:frame draw:style-name="gr19" draw:text-style-name="P6" draw:layer="layout" svg:width="12.242cm" svg:height="1.673cm" svg:x="18.238cm" svg:y="0.966cm">
          <draw:text-box>
            <text:p text:style-name="P3"><text:span text:style-name="T3">Mundo </text:span><text:span text:style-name="T3">matemático</text:span></text:p>
          </draw:text-box>
        </draw:frame>
        <draw:custom-shape draw:style-name="gr22" draw:text-style-name="P2" xml:id="id11" draw:id="id11" draw:layer="layout" svg:width="6.35cm" svg:height="4.341cm" svg:x="1.73cm" svg:y="4.445cm">
          <text:p text:style-name="P1"><text:span text:style-name="T5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12" draw:id="id12" draw:layer="layout" svg:width="8.573cm" svg:height="3.707cm" svg:x="13.176cm" svg:y="4.762cm">
          <text:p text:style-name="P1"><text:span text:style-name="T5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3" draw:id="id13" draw:layer="layout" svg:width="8.573cm" svg:height="2.54cm" svg:x="29.051cm" svg:y="5.345cm">
          <text:p text:style-name="P1"><text:span text:style-name="T5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14" draw:id="id14" draw:layer="layout" svg:width="12.065cm" svg:height="6.798cm" svg:x="27.305cm" svg:y="11.034cm">
          <text:p text:style-name="P1"><text:span text:style-name="T5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15" draw:id="id15" draw:layer="layout" svg:width="12.065cm" svg:height="3.81cm" svg:x="11.43cm" svg:y="12.528cm">
          <text:p text:style-name="P1"><text:span text:style-name="T5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16" draw:id="id16" draw:layer="layout" svg:width="6.568cm" svg:height="5.342cm" svg:x="1.621cm" svg:y="11.762cm">
          <text:p text:style-name="P1"><text:span text:style-name="T5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29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0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1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2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3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  <draw:page draw:name="page4" draw:style-name="dp1" draw:master-page-name="Default">
        <draw:frame draw:style-name="gr19" draw:text-style-name="P6" xml:id="id17" draw:id="id17" draw:layer="layout" svg:width="12.242cm" svg:height="1.673cm" svg:x="22.365cm" svg:y="3.492cm">
          <draw:text-box>
            <text:p text:style-name="P3"><text:span text:style-name="T3">Tipos de </text:span><text:span text:style-name="T3">variables</text:span></text:p>
          </draw:text-box>
        </draw:frame>
        <draw:custom-shape draw:style-name="gr24" draw:text-style-name="P11" xml:id="id19" draw:id="id19" draw:layer="layout" svg:width="8.573cm" svg:height="2.54cm" svg:x="34.607cm" svg:y="7.302cm">
          <text:p text:style-name="P10"><text:span text:style-name="T6">Cualitativ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xml:id="id18" draw:id="id18" draw:layer="layout" svg:width="8.573cm" svg:height="2.54cm" svg:x="13.969cm" svg:y="7.302cm">
          <text:p text:style-name="P10"><text:span text:style-name="T6">Cuantitativ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0" draw:id="id20" draw:layer="layout" svg:width="8.573cm" svg:height="2.54cm" svg:x="8.572cm" svg:y="12.065cm">
          <text:p text:style-name="P1"><text:span text:style-name="T5">Ente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1" draw:id="id21" draw:layer="layout" svg:width="8.573cm" svg:height="2.54cm" svg:x="19.049cm" svg:y="12.064cm">
          <text:p text:style-name="P1"><text:span text:style-name="T5">Continu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2" draw:id="id22" draw:layer="layout" svg:width="8.573cm" svg:height="2.54cm" svg:x="29.527cm" svg:y="12.065cm">
          <text:p text:style-name="P1"><text:span text:style-name="T5">Nom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3" draw:id="id23" draw:layer="layout" svg:width="8.573cm" svg:height="2.54cm" svg:x="39.687cm" svg:y="12.065cm">
          <text:p text:style-name="P1"><text:span text:style-name="T5">Ord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5" draw:layer="layout" svg:x1="28.486cm" svg:y1="5.165cm" svg:x2="18.255cm" svg:y2="7.302cm" draw:start-shape="id17" draw:start-glue-point="2" draw:end-shape="id18" draw:end-glue-point="0" svg:d="M28486 5165v1042h-10231v1095" svg:viewBox="0 0 10232 2138">
          <text:p/>
        </draw:connector>
        <draw:connector draw:style-name="gr35" draw:text-style-name="P5" draw:layer="layout" svg:x1="28.486cm" svg:y1="5.165cm" svg:x2="38.893cm" svg:y2="7.302cm" draw:start-shape="id17" draw:start-glue-point="2" draw:end-shape="id19" draw:end-glue-point="0" svg:d="M28486 5165v1042h10407v1095" svg:viewBox="0 0 10408 2138">
          <text:p/>
        </draw:connector>
        <draw:connector draw:style-name="gr36" draw:text-style-name="P5" draw:layer="layout" svg:x1="18.255cm" svg:y1="9.842cm" svg:x2="12.858cm" svg:y2="12.065cm" draw:start-shape="id18" draw:start-glue-point="2" draw:end-shape="id20" draw:end-glue-point="0" svg:d="M18255 9842v1112h-5397v1111" svg:viewBox="0 0 5398 2224">
          <text:p/>
        </draw:connector>
        <draw:connector draw:style-name="gr37" draw:text-style-name="P5" draw:layer="layout" svg:x1="18.255cm" svg:y1="9.842cm" svg:x2="23.335cm" svg:y2="12.064cm" draw:start-shape="id18" draw:start-glue-point="2" draw:end-shape="id21" svg:d="M18255 9842v1112h5080v1110" svg:viewBox="0 0 5081 2223">
          <text:p/>
        </draw:connector>
        <draw:connector draw:style-name="gr38" draw:text-style-name="P5" draw:layer="layout" svg:x1="38.893cm" svg:y1="9.842cm" svg:x2="33.813cm" svg:y2="12.065cm" draw:start-shape="id19" draw:start-glue-point="2" draw:end-shape="id22" draw:end-glue-point="0" svg:d="M38893 9842v1112h-5080v1111" svg:viewBox="0 0 5081 2224">
          <text:p/>
        </draw:connector>
        <draw:connector draw:style-name="gr39" draw:text-style-name="P5" draw:layer="layout" svg:x1="38.893cm" svg:y1="9.842cm" svg:x2="43.973cm" svg:y2="12.065cm" draw:start-shape="id19" draw:start-glue-point="2" draw:end-shape="id23" draw:end-glue-point="0" svg:d="M38893 9842v1112h5080v1111" svg:viewBox="0 0 5081 2224">
          <text:p/>
        </draw:connector>
      </draw:page>
      <draw:page draw:name="page5" draw:style-name="dp1" draw:master-page-name="Default">
        <draw:frame draw:style-name="gr40" draw:text-style-name="P12" draw:layer="layout" svg:width="12.242cm" svg:height="3.095cm" svg:x="38.197cm" svg:y="4.127cm">
          <draw:text-box>
            <text:p text:style-name="P3"><text:span text:style-name="T7">Lenguajes de alto </text:span><text:span text:style-name="T7">nivel</text:span></text:p>
          </draw:text-box>
        </draw:frame>
        <draw:custom-shape draw:style-name="gr41" draw:text-style-name="P3" draw:layer="layout" svg:width="33.999cm" svg:height="6.7cm" draw:transform="rotate (-1.56678206951531) translate (39.606cm 4.41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2" draw:layer="layout" svg:width="12.242cm" svg:height="3.095cm" svg:x="38.197cm" svg:y="34.925cm">
          <draw:text-box>
            <text:p text:style-name="P3"><text:span text:style-name="T7">Lenguajes de bajo </text:span><text:span text:style-name="T7">nivel</text:span></text:p>
          </draw:text-box>
        </draw:frame>
        <draw:frame draw:style-name="gr42" draw:text-style-name="P14" draw:layer="layout" svg:width="12.242cm" svg:height="4.517cm" svg:x="19.74cm" svg:y="32.948cm">
          <draw:text-box>
            <text:p text:style-name="P13"><text:span text:style-name="T3">- Lenguaje </text:span><text:span text:style-name="T3">ensamblador</text:span></text:p>
            <text:p text:style-name="P13"><text:span text:style-name="T3">- Lenguaje binario</text:span></text:p>
          </draw:text-box>
        </draw:frame>
        <draw:frame draw:style-name="gr43" draw:text-style-name="P14" draw:layer="layout" svg:width="12.242cm" svg:height="5.939cm" svg:x="19.74cm" svg:y="4.538cm">
          <draw:text-box>
            <text:p text:style-name="P13"><text:span text:style-name="T3">- Python</text:span></text:p>
            <text:p text:style-name="P13"><text:span text:style-name="T3">- R</text:span></text:p>
            <text:p text:style-name="P13"><text:span text:style-name="T3">- Go</text:span></text:p>
            <text:p text:style-name="P13"><text:span text:style-name="T3">- Julia</text:span></text:p>
          </draw:text-box>
        </draw:frame>
        <draw:frame draw:style-name="gr42" draw:text-style-name="P14" draw:layer="layout" svg:width="8.255cm" svg:height="4.517cm" svg:x="19.74cm" svg:y="18.343cm">
          <draw:text-box>
            <text:p text:style-name="P13"><text:span text:style-name="T3">- C</text:span></text:p>
            <text:p text:style-name="P13"><text:span text:style-name="T3">- C++</text:span></text:p>
            <text:p text:style-name="P13"><text:span text:style-name="T3">- C#</text:span></text:p>
          </draw:text-box>
        </draw:frame>
      </draw:page>
      <draw:page draw:name="page6" draw:style-name="dp1" draw:master-page-name="Default">
        <draw:custom-shape draw:style-name="gr44" draw:text-style-name="P15" xml:id="id25" draw:id="id25" draw:layer="layout" svg:width="14.605cm" svg:height="6.35cm" svg:x="23.019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9.525cm" svg:height="2.54cm" svg:x="25.559cm" svg:y="11.515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6" draw:layer="layout" svg:width="12.242cm" svg:height="1.987cm" svg:x="24.2cm" svg:y="8.89cm">
          <draw:text-box>
            <text:p text:style-name="P3"><text:span text:style-name="T8">Lenguaje base</text:span></text:p>
          </draw:text-box>
        </draw:frame>
        <draw:custom-shape draw:style-name="gr44" draw:text-style-name="P15" xml:id="id24" draw:id="id24" draw:layer="layout" svg:width="14.605cm" svg:height="6.35cm" svg:x="6.032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9.525cm" svg:height="2.54cm" svg:x="8.395cm" svg:y="11.515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7.125cm" svg:y="8.89cm">
          <draw:text-box>
            <text:p text:style-name="P3"><text:span text:style-name="T3">Librería 1</text:span></text:p>
          </draw:text-box>
        </draw:frame>
        <draw:custom-shape draw:style-name="gr44" draw:text-style-name="P15" xml:id="id26" draw:id="id26" draw:layer="layout" svg:width="14.605cm" svg:height="6.35cm" svg:x="6.35cm" svg:y="17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9.525cm" svg:height="2.54cm" svg:x="8.713cm" svg:y="20.722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7.443cm" svg:y="18.097cm">
          <draw:text-box>
            <text:p text:style-name="P3"><text:span text:style-name="T3">Librería 2</text:span></text:p>
          </draw:text-box>
        </draw:frame>
        <draw:custom-shape draw:style-name="gr44" draw:text-style-name="P15" xml:id="id27" draw:id="id27" draw:layer="layout" svg:width="14.605cm" svg:height="6.35cm" svg:x="23.019cm" svg:y="17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9.525cm" svg:height="2.54cm" svg:x="25.559cm" svg:y="20.722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24.2cm" svg:y="18.097cm">
          <draw:text-box>
            <text:p text:style-name="P3"><text:span text:style-name="T3">Librería 3</text:span></text:p>
          </draw:text-box>
        </draw:frame>
        <draw:custom-shape draw:style-name="gr44" draw:text-style-name="P15" xml:id="id28" draw:id="id28" draw:layer="layout" svg:width="14.605cm" svg:height="6.35cm" svg:x="40.005cm" svg:y="17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9.525cm" svg:height="2.54cm" svg:x="42.368cm" svg:y="20.722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41.098cm" svg:y="18.097cm">
          <draw:text-box>
            <text:p text:style-name="P3"><text:span text:style-name="T3">Librería 4</text:span></text:p>
          </draw:text-box>
        </draw:frame>
        <draw:custom-shape draw:style-name="gr44" draw:text-style-name="P15" xml:id="id29" draw:id="id29" draw:layer="layout" svg:width="14.605cm" svg:height="6.35cm" svg:x="40.005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9.525cm" svg:height="2.54cm" svg:x="42.368cm" svg:y="11.515cm">
          <text:p text:style-name="P1"><text:span text:style-name="T5">Colección de fun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2.242cm" svg:height="1.673cm" svg:x="41.098cm" svg:y="8.89cm">
          <draw:text-box>
            <text:p text:style-name="P3"><text:span text:style-name="T3">Librería 5</text:span></text:p>
          </draw:text-box>
        </draw:frame>
        <draw:connector draw:style-name="gr47" draw:text-style-name="P5" draw:layer="layout" draw:type="line" svg:x1="20.637cm" svg:y1="11.43cm" svg:x2="23.019cm" svg:y2="11.43cm" draw:start-shape="id24" draw:start-glue-point="1" draw:end-shape="id25" draw:end-glue-point="3" svg:d="M20637 11430h2382" svg:viewBox="0 0 2383 1">
          <text:p/>
        </draw:connector>
        <draw:connector draw:style-name="gr48" draw:text-style-name="P5" draw:layer="layout" draw:type="line" svg:x1="13.652cm" svg:y1="17.462cm" svg:x2="30.321cm" svg:y2="14.605cm" draw:start-shape="id26" draw:start-glue-point="0" draw:end-shape="id25" draw:end-glue-point="2" svg:d="M13652 17462l16669-2857" svg:viewBox="0 0 16670 2858">
          <text:p/>
        </draw:connector>
        <draw:connector draw:style-name="gr49" draw:text-style-name="P5" draw:layer="layout" draw:type="line" svg:x1="30.321cm" svg:y1="17.462cm" svg:x2="30.321cm" svg:y2="14.605cm" draw:start-shape="id27" draw:start-glue-point="0" draw:end-shape="id25" draw:end-glue-point="2" svg:d="M30321 17462v-2857" svg:viewBox="0 0 1 2858">
          <text:p/>
        </draw:connector>
        <draw:connector draw:style-name="gr50" draw:text-style-name="P5" draw:layer="layout" draw:type="line" svg:x1="47.307cm" svg:y1="17.462cm" svg:x2="30.321cm" svg:y2="14.605cm" draw:start-shape="id28" draw:start-glue-point="0" draw:end-shape="id25" draw:end-glue-point="2" svg:d="M47307 17462l-16986-2857" svg:viewBox="0 0 16987 2858">
          <text:p/>
        </draw:connector>
        <draw:connector draw:style-name="gr51" draw:text-style-name="P5" draw:layer="layout" draw:type="line" svg:x1="40.005cm" svg:y1="11.43cm" svg:x2="37.624cm" svg:y2="11.43cm" draw:start-shape="id29" draw:start-glue-point="3" draw:end-shape="id25" draw:end-glue-point="1" svg:d="M40005 11430h-2381" svg:viewBox="0 0 2382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28:13.072074460</meta:creation-date>
    <meta:editing-duration>PT11H42M15S</meta:editing-duration>
    <meta:editing-cycles>13</meta:editing-cycles>
    <meta:generator>LibreOffice/7.4.7.2$Linux_X86_64 LibreOffice_project/40$Build-2</meta:generator>
    <dc:date>2025-02-04T18:13:54.723932334</dc:date>
    <dc:creator>Sebastián Blandón Londoño</dc:creator>
    <meta:document-statistic meta:object-count="92"/>
  </office:meta>
</office:document-meta>
</file>